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71cm" draw:fill="solid" draw:fill-color="#c8c8c8" draw:textarea-vertical-align="middle" draw:auto-grow-height="false" draw:fit-to-size="false" style:shrink-to-fit="false" fo:min-height="10.557cm" fo:min-width="8.28cm" fo:padding-top="0.125cm" fo:padding-bottom="0.125cm" fo:padding-left="0.25cm" fo:padding-right="0.25cm" fo:wrap-option="wrap"/>
    </style:style>
    <style:style style:name="gr2" style:family="graphic" style:parent-style-name="standard">
      <style:graphic-properties draw:stroke="solid" svg:stroke-width="0.026cm" svg:stroke-color="#000000" draw:marker-end="msArrowOpenEnd_20_5_20_26" draw:marker-end-width="0.245cm" draw:marker-end-center="false" draw:fill="solid" draw:fill-color="#c8c8c8" draw:textarea-vertical-align="top" draw:auto-grow-height="false" fo:min-height="0cm" fo:min-width="9.631cm" fo:padding-top="0.125cm" fo:padding-bottom="0.125cm" fo:padding-left="0.25cm" fo:padding-right="0.25cm" fo:wrap-option="wrap"/>
    </style:style>
    <style:style style:name="gr3" style:family="graphic" style:parent-style-name="standard">
      <style:graphic-properties draw:stroke="solid" svg:stroke-width="0.026cm" svg:stroke-color="#000000" draw:marker-end="msArrowOpenEnd_20_5_20_26" draw:marker-end-width="0.245cm" draw:marker-end-center="false" draw:fill="solid" draw:fill-color="#c8c8c8" draw:textarea-vertical-align="top" draw:auto-grow-height="false" fo:min-height="0cm" fo:min-width="7.154cm" fo:padding-top="0.125cm" fo:padding-bottom="0.125cm" fo:padding-left="0.25cm" fo:padding-right="0.25cm" fo:wrap-option="wrap"/>
    </style:style>
    <style:style style:name="gr4" style:family="graphic" style:parent-style-name="standard">
      <style:graphic-properties draw:stroke="solid" svg:stroke-width="0.071cm" svg:stroke-color="#000000" draw:fill="solid" draw:fill-color="#c8c8c8" draw:textarea-vertical-align="middle" draw:auto-grow-height="false" draw:fit-to-size="false" style:shrink-to-fit="false" fo:min-height="0cm" fo:min-width="0cm" fo:padding-top="0.125cm" fo:padding-bottom="0.125cm" fo:padding-left="0.25cm" fo:padding-right="0.25cm" fo:wrap-option="wrap"/>
    </style:style>
    <style:style style:name="gr5" style:family="graphic" style:parent-style-name="standard">
      <style:graphic-properties draw:stroke="solid" svg:stroke-width="0.071cm" svg:stroke-color="#43d9c0" draw:fill="solid" draw:fill-color="#c8c8c8"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071cm" svg:stroke-color="#000000" draw:fill="solid" draw:fill-color="#c8c8c8"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7" style:family="graphic" style:parent-style-name="standard" style:list-style-name="L1">
      <style:graphic-properties draw:stroke="none" svg:stroke-width="0cm" draw:fill="solid" draw:fill-color="#c8c8c8"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solid" svg:stroke-width="0.071cm" svg:stroke-color="#ffffff" draw:fill="solid" draw:fill-color="#c8c8c8" draw:textarea-vertical-align="middle" draw:auto-grow-height="fals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none" svg:stroke-width="0.071cm" draw:fill="solid" draw:fill-color="#c8c8c8" draw:textarea-vertical-align="middle" draw:auto-grow-height="false" draw:fit-to-size="false" style:shrink-to-fit="false" fo:min-height="10.557cm" fo:min-width="8.281cm" fo:padding-top="0.125cm" fo:padding-bottom="0.125cm" fo:padding-left="0.25cm" fo:padding-right="0.25cm" fo:wrap-option="wrap"/>
    </style:style>
    <style:style style:name="gr10" style:family="graphic" style:parent-style-name="standard">
      <style:graphic-properties draw:stroke="solid" svg:stroke-width="0.071cm" svg:stroke-color="#000000" draw:fill="none" draw:textarea-vertical-align="middle" draw:auto-grow-height="false" draw:fit-to-size="false" style:shrink-to-fit="false" fo:min-height="6.164cm" fo:min-width="6.79cm" fo:padding-top="0.125cm" fo:padding-bottom="0.125cm" fo:padding-left="0.25cm" fo:padding-right="0.25cm" fo:wrap-option="wrap" draw:shadow="visible" draw:shadow-offset-x="0cm" draw:shadow-offset-y="0.056cm" draw:shadow-color="#000000" draw:shadow-opacity="38%"/>
    </style:style>
    <style:style style:name="gr11" style:family="graphic" style:parent-style-name="standard">
      <style:graphic-properties draw:stroke="solid" svg:stroke-width="0.026cm" svg:stroke-color="#000000" draw:marker-end="msArrowOpenEnd_20_5_20_26" draw:marker-end-width="0.245cm" draw:marker-end-center="false" draw:fill="solid" draw:fill-color="#c8c8c8" draw:textarea-vertical-align="top" draw:auto-grow-height="false" fo:min-height="0cm" fo:min-width="7.153cm" fo:padding-top="0.125cm" fo:padding-bottom="0.125cm" fo:padding-left="0.25cm" fo:padding-right="0.25cm" fo:wrap-option="wrap"/>
    </style:style>
    <style:style style:name="gr12" style:family="graphic" style:parent-style-name="standard" style:list-style-name="L1">
      <style:graphic-properties draw:stroke="none" svg:stroke-width="0cm" draw:fill="solid" draw:fill-color="#c8c8c8"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solid" svg:stroke-width="0.071cm" svg:stroke-color="#000000" draw:fill="none" draw:textarea-vertical-align="middle" draw:auto-grow-height="false" draw:fit-to-size="false" style:shrink-to-fit="false" fo:min-height="6.041cm" fo:min-width="6.665cm" fo:padding-top="0.125cm" fo:padding-bottom="0.125cm" fo:padding-left="0.25cm" fo:padding-right="0.25cm" fo:wrap-option="wrap" draw:shadow="visible" draw:shadow-offset-x="0cm" draw:shadow-offset-y="0.056cm" draw:shadow-color="#000000" draw:shadow-opacity="38%"/>
    </style:style>
    <style:style style:name="gr14" style:family="graphic" style:parent-style-name="standard" style:list-style-name="L1">
      <style:graphic-properties draw:stroke="none" svg:stroke-width="0cm" draw:fill="solid" draw:fill-color="#c8c8c8"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graphic-properties style:protect="size"/>
    </style:style>
    <style:style style:name="pr1" style:family="presentation" style:parent-style-name="Default-notes">
      <style:graphic-properties draw:fill-color="#ffffff" fo:min-height="13.364cm"/>
    </style:style>
    <style:style style:name="P1" style:family="paragraph">
      <loext:graphic-properties draw:fill="solid" draw:fill-color="#c8c8c8"/>
      <style:paragraph-properties fo:text-align="start" style:font-independent-line-spacing="true"/>
      <style:text-properties fo:font-size="18pt"/>
    </style:style>
    <style:style style:name="P2" style:family="paragraph">
      <loext:graphic-properties draw:fill="solid" draw:fill-color="#c8c8c8"/>
      <style:paragraph-properties fo:text-align="start"/>
      <style:text-properties fo:font-size="1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solid" draw:fill-color="#c8c8c8"/>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 style:family="paragraph">
      <loext:graphic-properties draw:fill="none"/>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7" style:family="paragraph">
      <loext:graphic-properties draw:fill="solid" draw:fill-color="#c8c8c8"/>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8" style:family="paragraph">
      <loext:graphic-properties draw:fill-color="#ffffff"/>
    </style:style>
    <style:style style:name="T1" style:family="text">
      <style:text-properties fo:font-variant="normal" fo:text-transform="none" fo:color="#323232"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name-complex="Arial" style:font-size-complex="18pt" style:font-style-complex="normal" style:font-weight-complex="bold"/>
    </style:style>
    <text:list-style style:name="L1">
      <text:list-level-style-bullet text:level="1" text:bullet-char="●">
        <style:list-level-properties text:min-label-width="0.6cm"/>
        <style:text-properties fo:font-family="StarSymbol" fo:color="#32323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g draw:name="Group 37">
            <draw:custom-shape draw:name="Прямоугольник 3" draw:style-name="gr1" draw:text-style-name="P1" draw:layer="layout" svg:width="8.779cm" svg:height="10.806cm" svg:x="0.508cm" svg:y="2.6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ая со стрелкой 4" draw:style-name="gr2" draw:text-style-name="P2" draw:layer="layout" svg:width="10.131cm" svg:height="0.001cm" draw:transform="rotate (-1.5707963267949) translate (1.406cm 3.05cm)">
              <text:p/>
              <draw:enhanced-geometry draw:mirror-horizontal="true" draw:mirror-vertical="true" svg:viewBox="0 0 21600 21600" draw:type="mso-spt32" draw:enhanced-path="M 0 0 L 21600 21600 N"/>
            </draw:custom-shape>
            <draw:custom-shape draw:name="Прямая со стрелкой 5" draw:style-name="gr3" draw:text-style-name="P2" draw:layer="layout" svg:width="7.654cm" svg:height="0.004cm" svg:x="1.408cm" svg:y="13.183cm">
              <text:p/>
              <draw:enhanced-geometry draw:mirror-horizontal="false" draw:mirror-vertical="false" svg:viewBox="0 0 21600 21600" draw:type="mso-spt32" draw:enhanced-path="M 0 0 L 21600 21600 N"/>
            </draw:custom-shape>
            <draw:custom-shape draw:name="Овал 6" draw:style-name="gr4" draw:text-style-name="P1" draw:layer="layout" svg:width="0.223cm" svg:height="0.223cm" svg:x="8.838cm" svg:y="6.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7" draw:style-name="gr4" draw:text-style-name="P1" draw:layer="layout" svg:width="0.223cm" svg:height="0.224cm" svg:x="3.435cm" svg:y="11.60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8" draw:style-name="gr4" draw:text-style-name="P1" draw:layer="layout" svg:width="0.224cm" svg:height="0.224cm" svg:x="7.938cm" svg:y="7.7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9" draw:style-name="gr4" draw:text-style-name="P1" draw:layer="layout" svg:width="0.224cm" svg:height="0.223cm" svg:x="7.487cm" svg:y="9.1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0" draw:style-name="gr4" draw:text-style-name="P1" draw:layer="layout" svg:width="0.224cm" svg:height="0.224cm" svg:x="2.534cm" svg:y="12.2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1" draw:style-name="gr5" draw:text-style-name="P1" draw:layer="layout" svg:width="0.224cm" svg:height="0.224cm" svg:x="1.859cm" svg:y="12.2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2" draw:style-name="gr4" draw:text-style-name="P1" draw:layer="layout" svg:width="0.224cm" svg:height="0.223cm" svg:x="6.811cm" svg:y="9.1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3" draw:style-name="gr4" draw:text-style-name="P1" draw:layer="layout" svg:width="0.223cm" svg:height="0.223cm" svg:x="6.587cm" svg:y="10.2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4" draw:style-name="gr4" draw:text-style-name="P1" draw:layer="layout" svg:width="0.223cm" svg:height="0.224cm" svg:x="6.137cm" svg:y="11.60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5" draw:style-name="gr4" draw:text-style-name="P1" draw:layer="layout" svg:width="0.224cm" svg:height="0.224cm" svg:x="4.109cm" svg:y="11.8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6" draw:style-name="gr4" draw:text-style-name="P1" draw:layer="layout" svg:width="0.223cm" svg:height="0.224cm" svg:x="5.462cm" svg:y="11.1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7" draw:style-name="gr4" draw:text-style-name="P1" draw:layer="layout" svg:width="0.225cm" svg:height="0.223cm" svg:x="4.785cm" svg:y="11.38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Прямая соединительная линия 51" draw:style-name="gr6" draw:text-style-name="P2" draw:layer="layout" svg:x1="1.858cm" svg:y1="12.957cm" svg:x2="9.288cm" svg:y2="8.005cm">
              <text:p/>
            </draw:line>
            <draw:custom-shape draw:name="TextBox 54" draw:style-name="gr7" draw:text-style-name="P4" draw:layer="layout" svg:width="6.302cm" svg:height="1.775cm" svg:x="2.084cm" svg:y="3.503cm">
              <text:p text:style-name="P3"><text:span text:style-name="T1">Enkel modell,</text:span></text:p>
              <text:p text:style-name="P3"><text:span text:style-name="T1">få parametr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Группа 148">
              <draw:custom-shape draw:name="Овал 149" draw:style-name="gr8" draw:text-style-name="P1" draw:layer="layout" svg:width="0.224cm" svg:height="0.224cm" svg:x="7.938cm" svg:y="8.45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50" draw:style-name="gr8" draw:text-style-name="P1" draw:layer="layout" svg:width="0.224cm" svg:height="0.224cm" svg:x="8.613cm" svg:y="5.75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51" draw:style-name="gr8" draw:text-style-name="P1" draw:layer="layout" svg:width="0.223cm" svg:height="0.223cm" svg:x="7.262cm" svg:y="8.68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52" draw:style-name="gr8" draw:text-style-name="P1" draw:layer="layout" svg:width="0.224cm" svg:height="0.223cm" svg:x="6.811cm" svg:y="9.80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53" draw:style-name="gr8" draw:text-style-name="P1" draw:layer="layout" svg:width="0.223cm" svg:height="0.224cm" svg:x="6.137cm" svg:y="10.48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54" draw:style-name="gr8" draw:text-style-name="P1" draw:layer="layout" svg:width="0.225cm" svg:height="0.224cm" svg:x="4.785cm" svg:y="11.8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55" draw:style-name="gr8" draw:text-style-name="P1" draw:layer="layout" svg:width="0.224cm" svg:height="0.224cm" svg:x="4.109cm" svg:y="11.15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56" draw:style-name="gr8" draw:text-style-name="P1" draw:layer="layout" svg:width="0.223cm" svg:height="0.224cm" svg:x="3.435cm" svg:y="12.2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57" draw:style-name="gr8" draw:text-style-name="P1" draw:layer="layout" svg:width="0.223cm" svg:height="0.224cm" svg:x="6.587cm" svg:y="10.70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58" draw:style-name="gr8" draw:text-style-name="P1" draw:layer="layout" svg:width="0.224cm" svg:height="0.224cm" svg:x="5.236cm" svg:y="10.70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59" draw:style-name="gr8" draw:text-style-name="P1" draw:layer="layout" svg:width="0.224cm" svg:height="0.224cm" svg:x="2.534cm" svg:y="11.8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60" draw:style-name="gr8" draw:text-style-name="P1" draw:layer="layout" svg:width="0.224cm" svg:height="0.224cm" svg:x="1.859cm" svg:y="12.2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roup 125">
            <draw:g draw:name="Group 68">
              <draw:custom-shape draw:name="Прямоугольник 36" draw:style-name="gr9" draw:text-style-name="P1" draw:layer="layout" svg:width="8.78cm" svg:height="10.806cm" svg:x="9.656cm" svg:y="2.6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олилиния 52" draw:style-name="gr10" draw:text-style-name="P5" draw:layer="layout" svg:width="7.289cm" svg:height="6.413cm" svg:x="11.078cm" svg:y="5.949cm">
                <text:p/>
                <draw:enhanced-geometry draw:mirror-horizontal="false" draw:mirror-vertical="false" drawooo:sub-view-size="2312505 2036417" draw:text-areas="0 0 ?f8 ?f9" svg:viewBox="0 0 0 0" draw:type="ooxml-non-primitive" draw:enhanced-path="M 0 2036417 C 501374 1922669 1002748 1808921 1364974 1506330 1727200 1203739 2034209 441738 2173357 220869 2312505 0 2256183 90556 2199861 181113 N">
                  <draw:equation draw:name="f0" draw:formula="0*logwidth/2312505"/>
                  <draw:equation draw:name="f1" draw:formula="2036417*logheight/2036417"/>
                  <draw:equation draw:name="f2" draw:formula="1364974*logwidth/2312505"/>
                  <draw:equation draw:name="f3" draw:formula="1506330*logheight/2036417"/>
                  <draw:equation draw:name="f4" draw:formula="2173357*logwidth/2312505"/>
                  <draw:equation draw:name="f5" draw:formula="220869*logheight/2036417"/>
                  <draw:equation draw:name="f6" draw:formula="2199861*logwidth/2312505"/>
                  <draw:equation draw:name="f7" draw:formula="181113*logheight/2036417"/>
                  <draw:equation draw:name="f8" draw:formula="logwidth"/>
                  <draw:equation draw:name="f9" draw:formula="logheight"/>
                </draw:enhanced-geometry>
              </draw:custom-shape>
              <draw:custom-shape draw:name="Прямая со стрелкой 37" draw:style-name="gr2" draw:text-style-name="P2" draw:layer="layout" svg:width="10.131cm" svg:height="0.001cm" draw:transform="rotate (-1.5707963267949) translate (10.554cm 3.05cm)">
                <text:p/>
                <draw:enhanced-geometry draw:mirror-horizontal="true" draw:mirror-vertical="true" svg:viewBox="0 0 21600 21600" draw:type="mso-spt32" draw:enhanced-path="M 0 0 L 21600 21600 N"/>
              </draw:custom-shape>
              <draw:custom-shape draw:name="Прямая со стрелкой 38" draw:style-name="gr11" draw:text-style-name="P2" draw:layer="layout" svg:width="7.653cm" svg:height="0.004cm" svg:x="10.557cm" svg:y="13.183cm">
                <text:p/>
                <draw:enhanced-geometry draw:mirror-horizontal="false" draw:mirror-vertical="false" svg:viewBox="0 0 21600 21600" draw:type="mso-spt32" draw:enhanced-path="M 0 0 L 21600 21600 N"/>
              </draw:custom-shape>
              <draw:custom-shape draw:name="Овал 39" draw:style-name="gr5" draw:text-style-name="P1" draw:layer="layout" svg:width="0.223cm" svg:height="0.223cm" svg:x="17.987cm" svg:y="6.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40" draw:style-name="gr5" draw:text-style-name="P1" draw:layer="layout" svg:width="0.223cm" svg:height="0.224cm" svg:x="12.583cm" svg:y="11.60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41" draw:style-name="gr5" draw:text-style-name="P1" draw:layer="layout" svg:width="0.224cm" svg:height="0.224cm" svg:x="17.086cm" svg:y="7.7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42" draw:style-name="gr5" draw:text-style-name="P1" draw:layer="layout" svg:width="0.224cm" svg:height="0.223cm" svg:x="16.636cm" svg:y="9.1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43" draw:style-name="gr5" draw:text-style-name="P1" draw:layer="layout" svg:width="0.224cm" svg:height="0.224cm" svg:x="11.683cm" svg:y="12.2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44" draw:style-name="gr5" draw:text-style-name="P1" draw:layer="layout" svg:width="0.223cm" svg:height="0.224cm" svg:x="11.008cm" svg:y="12.2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45" draw:style-name="gr5" draw:text-style-name="P1" draw:layer="layout" svg:width="0.223cm" svg:height="0.223cm" svg:x="15.962cm" svg:y="9.1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46" draw:style-name="gr5" draw:text-style-name="P1" draw:layer="layout" svg:width="0.223cm" svg:height="0.223cm" svg:x="15.735cm" svg:y="10.2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47" draw:style-name="gr5" draw:text-style-name="P1" draw:layer="layout" svg:width="0.222cm" svg:height="0.224cm" svg:x="15.286cm" svg:y="11.60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48" draw:style-name="gr5" draw:text-style-name="P1" draw:layer="layout" svg:width="0.223cm" svg:height="0.224cm" svg:x="13.26cm" svg:y="11.8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49" draw:style-name="gr5" draw:text-style-name="P1" draw:layer="layout" svg:width="0.223cm" svg:height="0.224cm" svg:x="14.609cm" svg:y="11.15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50" draw:style-name="gr5" draw:text-style-name="P1" draw:layer="layout" svg:width="0.224cm" svg:height="0.223cm" svg:x="13.934cm" svg:y="11.38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88" draw:style-name="gr12" draw:text-style-name="P7" draw:layer="layout" svg:width="6.302cm" svg:height="1.013cm" svg:x="11.008cm" svg:y="3.503cm">
                <text:p text:style-name="P6"><text:span text:style-name="T1">O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Группа 121">
                <draw:custom-shape draw:name="Овал 109" draw:style-name="gr8" draw:text-style-name="P1" draw:layer="layout" svg:width="0.224cm" svg:height="0.224cm" svg:x="17.086cm" svg:y="8.45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10" draw:style-name="gr8" draw:text-style-name="P1" draw:layer="layout" svg:width="0.224cm" svg:height="0.224cm" svg:x="17.761cm" svg:y="5.75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11" draw:style-name="gr8" draw:text-style-name="P1" draw:layer="layout" svg:width="0.223cm" svg:height="0.223cm" svg:x="16.412cm" svg:y="8.68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12" draw:style-name="gr8" draw:text-style-name="P1" draw:layer="layout" svg:width="0.223cm" svg:height="0.223cm" svg:x="15.962cm" svg:y="9.80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13" draw:style-name="gr8" draw:text-style-name="P1" draw:layer="layout" svg:width="0.222cm" svg:height="0.224cm" svg:x="15.286cm" svg:y="10.48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14" draw:style-name="gr8" draw:text-style-name="P1" draw:layer="layout" svg:width="0.224cm" svg:height="0.224cm" svg:x="13.934cm" svg:y="11.8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15" draw:style-name="gr8" draw:text-style-name="P1" draw:layer="layout" svg:width="0.223cm" svg:height="0.224cm" svg:x="13.26cm" svg:y="11.15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16" draw:style-name="gr8" draw:text-style-name="P1" draw:layer="layout" svg:width="0.223cm" svg:height="0.224cm" svg:x="12.583cm" svg:y="12.2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17" draw:style-name="gr8" draw:text-style-name="P1" draw:layer="layout" svg:width="0.223cm" svg:height="0.224cm" svg:x="15.735cm" svg:y="10.70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18" draw:style-name="gr8" draw:text-style-name="P1" draw:layer="layout" svg:width="0.224cm" svg:height="0.224cm" svg:x="14.384cm" svg:y="10.70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19" draw:style-name="gr8" draw:text-style-name="P1" draw:layer="layout" svg:width="0.224cm" svg:height="0.224cm" svg:x="11.683cm" svg:y="11.8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20" draw:style-name="gr8" draw:text-style-name="P1" draw:layer="layout" svg:width="0.223cm" svg:height="0.224cm" svg:x="11.008cm" svg:y="12.2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Овал 6" draw:style-name="gr4" draw:text-style-name="P1" draw:layer="layout" svg:width="0.223cm" svg:height="0.223cm" svg:x="17.987cm" svg:y="6.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7" draw:style-name="gr4" draw:text-style-name="P1" draw:layer="layout" svg:width="0.223cm" svg:height="0.224cm" svg:x="12.583cm" svg:y="11.60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8" draw:style-name="gr4" draw:text-style-name="P1" draw:layer="layout" svg:width="0.224cm" svg:height="0.224cm" svg:x="17.086cm" svg:y="7.7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9" draw:style-name="gr4" draw:text-style-name="P1" draw:layer="layout" svg:width="0.224cm" svg:height="0.223cm" svg:x="16.636cm" svg:y="9.1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0" draw:style-name="gr4" draw:text-style-name="P1" draw:layer="layout" svg:width="0.224cm" svg:height="0.224cm" svg:x="11.683cm" svg:y="12.2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2" draw:style-name="gr4" draw:text-style-name="P1" draw:layer="layout" svg:width="0.223cm" svg:height="0.223cm" svg:x="15.962cm" svg:y="9.1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3" draw:style-name="gr4" draw:text-style-name="P1" draw:layer="layout" svg:width="0.223cm" svg:height="0.223cm" svg:x="15.735cm" svg:y="10.2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4" draw:style-name="gr4" draw:text-style-name="P1" draw:layer="layout" svg:width="0.222cm" svg:height="0.224cm" svg:x="15.286cm" svg:y="11.60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5" draw:style-name="gr4" draw:text-style-name="P1" draw:layer="layout" svg:width="0.223cm" svg:height="0.224cm" svg:x="13.26cm" svg:y="11.8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6" draw:style-name="gr4" draw:text-style-name="P1" draw:layer="layout" svg:width="0.223cm" svg:height="0.224cm" svg:x="14.609cm" svg:y="11.15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7" draw:style-name="gr4" draw:text-style-name="P1" draw:layer="layout" svg:width="0.224cm" svg:height="0.223cm" svg:x="13.934cm" svg:y="11.38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26">
            <draw:g draw:name="Group 6">
              <draw:custom-shape draw:name="Прямоугольник 21" draw:style-name="gr9" draw:text-style-name="P1" draw:layer="layout" svg:width="8.78cm" svg:height="10.806cm" svg:x="18.826cm" svg:y="2.6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ая со стрелкой 22" draw:style-name="gr2" draw:text-style-name="P2" draw:layer="layout" svg:width="10.131cm" svg:height="0.003cm" draw:transform="rotate (-1.5707963267949) translate (19.73cm 3.05cm)">
                <text:p/>
                <draw:enhanced-geometry draw:mirror-horizontal="true" draw:mirror-vertical="true" svg:viewBox="0 0 21600 21600" draw:type="mso-spt32" draw:enhanced-path="M 0 0 L 21600 21600 N"/>
              </draw:custom-shape>
              <draw:custom-shape draw:name="Прямая со стрелкой 23" draw:style-name="gr11" draw:text-style-name="P2" draw:layer="layout" svg:width="7.653cm" svg:height="0.004cm" svg:x="19.727cm" svg:y="13.183cm">
                <text:p/>
                <draw:enhanced-geometry draw:mirror-horizontal="false" draw:mirror-vertical="false" svg:viewBox="0 0 21600 21600" draw:type="mso-spt32" draw:enhanced-path="M 0 0 L 21600 21600 N"/>
              </draw:custom-shape>
              <draw:custom-shape draw:name="Овал 24" draw:style-name="gr5" draw:text-style-name="P1" draw:layer="layout" svg:width="0.223cm" svg:height="0.223cm" svg:x="27.157cm" svg:y="6.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25" draw:style-name="gr5" draw:text-style-name="P1" draw:layer="layout" svg:width="0.223cm" svg:height="0.224cm" svg:x="21.753cm" svg:y="11.60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26" draw:style-name="gr5" draw:text-style-name="P1" draw:layer="layout" svg:width="0.223cm" svg:height="0.224cm" svg:x="26.257cm" svg:y="7.7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27" draw:style-name="gr5" draw:text-style-name="P1" draw:layer="layout" svg:width="0.224cm" svg:height="0.223cm" svg:x="25.805cm" svg:y="9.1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28" draw:style-name="gr5" draw:text-style-name="P1" draw:layer="layout" svg:width="0.223cm" svg:height="0.224cm" svg:x="20.854cm" svg:y="12.2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29" draw:style-name="gr5" draw:text-style-name="P1" draw:layer="layout" svg:width="0.224cm" svg:height="0.224cm" svg:x="20.177cm" svg:y="12.2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30" draw:style-name="gr5" draw:text-style-name="P1" draw:layer="layout" svg:width="0.223cm" svg:height="0.223cm" svg:x="25.131cm" svg:y="9.1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31" draw:style-name="gr5" draw:text-style-name="P1" draw:layer="layout" svg:width="0.223cm" svg:height="0.223cm" svg:x="24.904cm" svg:y="10.2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32" draw:style-name="gr5" draw:text-style-name="P1" draw:layer="layout" svg:width="0.223cm" svg:height="0.224cm" svg:x="24.455cm" svg:y="11.60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33" draw:style-name="gr5" draw:text-style-name="P1" draw:layer="layout" svg:width="0.223cm" svg:height="0.224cm" svg:x="22.429cm" svg:y="11.8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34" draw:style-name="gr5" draw:text-style-name="P1" draw:layer="layout" svg:width="0.224cm" svg:height="0.224cm" svg:x="23.779cm" svg:y="11.15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35" draw:style-name="gr5" draw:text-style-name="P1" draw:layer="layout" svg:width="0.225cm" svg:height="0.223cm" svg:x="23.103cm" svg:y="11.38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Полилиния 53" draw:style-name="gr13" draw:text-style-name="P5" draw:layer="layout" svg:width="7.164cm" svg:height="6.29cm" svg:x="20.247cm" svg:y="6.198cm">
                <text:p/>
                <draw:enhanced-geometry draw:mirror-horizontal="false" draw:mirror-vertical="false" drawooo:sub-view-size="2272749 1996660" draw:text-areas="0 0 ?f24 ?f25" svg:viewBox="0 0 0 0" draw:type="ooxml-non-primitive" draw:enhanced-path="M 0 1970156 C 75096 1983408 150192 1996660 238540 1956904 326888 1917148 446157 1753704 530087 1731617 614017 1709530 675861 1833217 742122 1824382 808383 1815547 856975 1713948 927653 1678609 998331 1643270 1091096 1601305 1166192 1612348 1241288 1623391 1307549 1850886 1378227 1744869 1448905 1638852 1519583 1102138 1590261 976243 1660939 850348 1742661 1062383 1802296 989496 1861931 916609 1877392 691322 1948070 538922 2018748 386522 2179983 150192 2226366 75096 2272749 0 2249557 44174 2226366 88348 N">
                  <draw:equation draw:name="f0" draw:formula="0*logwidth/2272749"/>
                  <draw:equation draw:name="f1" draw:formula="1970156*logheight/1996660"/>
                  <draw:equation draw:name="f2" draw:formula="238540*logwidth/2272749"/>
                  <draw:equation draw:name="f3" draw:formula="1956904*logheight/1996660"/>
                  <draw:equation draw:name="f4" draw:formula="530087*logwidth/2272749"/>
                  <draw:equation draw:name="f5" draw:formula="1731617*logheight/1996660"/>
                  <draw:equation draw:name="f6" draw:formula="742122*logwidth/2272749"/>
                  <draw:equation draw:name="f7" draw:formula="1824382*logheight/1996660"/>
                  <draw:equation draw:name="f8" draw:formula="927653*logwidth/2272749"/>
                  <draw:equation draw:name="f9" draw:formula="1678609*logheight/1996660"/>
                  <draw:equation draw:name="f10" draw:formula="1166192*logwidth/2272749"/>
                  <draw:equation draw:name="f11" draw:formula="1612348*logheight/1996660"/>
                  <draw:equation draw:name="f12" draw:formula="1378227*logwidth/2272749"/>
                  <draw:equation draw:name="f13" draw:formula="1744869*logheight/1996660"/>
                  <draw:equation draw:name="f14" draw:formula="1590261*logwidth/2272749"/>
                  <draw:equation draw:name="f15" draw:formula="976243*logheight/1996660"/>
                  <draw:equation draw:name="f16" draw:formula="1802296*logwidth/2272749"/>
                  <draw:equation draw:name="f17" draw:formula="989496*logheight/1996660"/>
                  <draw:equation draw:name="f18" draw:formula="1948070*logwidth/2272749"/>
                  <draw:equation draw:name="f19" draw:formula="538922*logheight/1996660"/>
                  <draw:equation draw:name="f20" draw:formula="2226366*logwidth/2272749"/>
                  <draw:equation draw:name="f21" draw:formula="75096*logheight/1996660"/>
                  <draw:equation draw:name="f22" draw:formula="2226366*logwidth/2272749"/>
                  <draw:equation draw:name="f23" draw:formula="88348*logheight/1996660"/>
                  <draw:equation draw:name="f24" draw:formula="logwidth"/>
                  <draw:equation draw:name="f25" draw:formula="logheight"/>
                </draw:enhanced-geometry>
              </draw:custom-shape>
              <draw:custom-shape draw:name="TextBox 23" draw:style-name="gr14" draw:text-style-name="P4" draw:layer="layout" svg:width="7.204cm" svg:height="1.775cm" svg:x="19.952cm" svg:y="3.503cm">
                <text:p text:style-name="P3"><text:span text:style-name="T1">komplex modell,</text:span></text:p>
                <text:p text:style-name="P3"><text:span text:style-name="T1">många parametr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Группа 135">
                <draw:custom-shape draw:name="Овал 136" draw:style-name="gr8" draw:text-style-name="P1" draw:layer="layout" svg:width="0.223cm" svg:height="0.224cm" svg:x="26.257cm" svg:y="8.45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37" draw:style-name="gr8" draw:text-style-name="P1" draw:layer="layout" svg:width="0.224cm" svg:height="0.224cm" svg:x="26.931cm" svg:y="5.75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38" draw:style-name="gr8" draw:text-style-name="P1" draw:layer="layout" svg:width="0.223cm" svg:height="0.223cm" svg:x="25.581cm" svg:y="8.68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39" draw:style-name="gr8" draw:text-style-name="P1" draw:layer="layout" svg:width="0.223cm" svg:height="0.223cm" svg:x="25.131cm" svg:y="9.80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40" draw:style-name="gr8" draw:text-style-name="P1" draw:layer="layout" svg:width="0.223cm" svg:height="0.224cm" svg:x="24.455cm" svg:y="10.48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41" draw:style-name="gr8" draw:text-style-name="P1" draw:layer="layout" svg:width="0.225cm" svg:height="0.224cm" svg:x="23.103cm" svg:y="11.8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42" draw:style-name="gr8" draw:text-style-name="P1" draw:layer="layout" svg:width="0.223cm" svg:height="0.224cm" svg:x="22.429cm" svg:y="11.15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43" draw:style-name="gr8" draw:text-style-name="P1" draw:layer="layout" svg:width="0.223cm" svg:height="0.224cm" svg:x="21.753cm" svg:y="12.2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44" draw:style-name="gr8" draw:text-style-name="P1" draw:layer="layout" svg:width="0.223cm" svg:height="0.224cm" svg:x="24.904cm" svg:y="10.70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45" draw:style-name="gr8" draw:text-style-name="P1" draw:layer="layout" svg:width="0.223cm" svg:height="0.224cm" svg:x="23.555cm" svg:y="10.70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46" draw:style-name="gr8" draw:text-style-name="P1" draw:layer="layout" svg:width="0.223cm" svg:height="0.224cm" svg:x="20.854cm" svg:y="11.8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47" draw:style-name="gr8" draw:text-style-name="P1" draw:layer="layout" svg:width="0.224cm" svg:height="0.224cm" svg:x="20.177cm" svg:y="12.2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Овал 6" draw:style-name="gr4" draw:text-style-name="P1" draw:layer="layout" svg:width="0.224cm" svg:height="0.223cm" svg:x="27.168cm" svg:y="6.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7" draw:style-name="gr4" draw:text-style-name="P1" draw:layer="layout" svg:width="0.224cm" svg:height="0.224cm" svg:x="21.764cm" svg:y="11.60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8" draw:style-name="gr4" draw:text-style-name="P1" draw:layer="layout" svg:width="0.224cm" svg:height="0.224cm" svg:x="26.267cm" svg:y="7.7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9" draw:style-name="gr4" draw:text-style-name="P1" draw:layer="layout" svg:width="0.224cm" svg:height="0.223cm" svg:x="25.816cm" svg:y="9.1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0" draw:style-name="gr4" draw:text-style-name="P1" draw:layer="layout" svg:width="0.224cm" svg:height="0.224cm" svg:x="20.864cm" svg:y="12.2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2" draw:style-name="gr4" draw:text-style-name="P1" draw:layer="layout" svg:width="0.224cm" svg:height="0.223cm" svg:x="25.141cm" svg:y="9.1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3" draw:style-name="gr4" draw:text-style-name="P1" draw:layer="layout" svg:width="0.223cm" svg:height="0.223cm" svg:x="24.917cm" svg:y="10.2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4" draw:style-name="gr4" draw:text-style-name="P1" draw:layer="layout" svg:width="0.224cm" svg:height="0.224cm" svg:x="24.466cm" svg:y="11.60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5" draw:style-name="gr4" draw:text-style-name="P1" draw:layer="layout" svg:width="0.224cm" svg:height="0.224cm" svg:x="22.44cm" svg:y="11.8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6" draw:style-name="gr4" draw:text-style-name="P1" draw:layer="layout" svg:width="0.223cm" svg:height="0.224cm" svg:x="23.791cm" svg:y="11.15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7" draw:style-name="gr4" draw:text-style-name="P1" draw:layer="layout" svg:width="0.223cm" svg:height="0.223cm" svg:x="23.116cm" svg:y="11.38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presentation:notes draw:style-name="dp2">
          <draw:page-thumbnail draw:style-name="gr15"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msArrowOpenEnd_20_5_20_26" draw:display-name="msArrowOpenEnd 5 26" svg:viewBox="0 0 350 350" svg:d="M175 0l175 322-28 28-129-248v248h-37v-248l-129 248-27-28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14T13:53:38.928934791</meta:creation-date>
    <dc:date>2020-08-14T13:55:58.725045679</dc:date>
    <meta:editing-duration>PT2M20S</meta:editing-duration>
    <meta:editing-cycles>1</meta:editing-cycles>
    <meta:document-statistic meta:object-count="141"/>
    <meta:generator>LibreOffice/6.0.7.3$Linux_X86_64 LibreOffice_project/00m0$Build-3</meta:generator>
  </office:meta>
</office:document-meta>
</file>